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81cm" fo:min-width="3.399cm" draw:shadow="visible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1.874cm" fo:min-width="0.8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99cm" svg:height="4.131cm" svg:x="2.438cm" svg:y="2.881cm">
          <text:p text:style-name="P1"><text:span text:style-name="T1">Dual-Port</text:span></text:p>
          <text:p text:style-name="P1"><text:span text:style-name="T1">Embedded</text:span></text:p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3cm" svg:y1="7.012cm" svg:x2="3.413cm" svg:y2="8.683cm">
          <text:p/>
        </draw:line>
        <draw:line draw:style-name="gr2" draw:text-style-name="P1" draw:layer="layout" svg:x1="5.413cm" svg:y1="7.012cm" svg:x2="5.413cm" svg:y2="8.683cm">
          <text:p/>
        </draw:line>
        <draw:line draw:style-name="gr2" draw:text-style-name="P1" draw:layer="layout" svg:x1="5.413cm" svg:y1="1.312cm" svg:x2="5.413cm" svg:y2="2.983cm">
          <text:p/>
        </draw:line>
        <draw:line draw:style-name="gr2" draw:text-style-name="P1" draw:layer="layout" svg:x1="3.413cm" svg:y1="1.312cm" svg:x2="3.413cm" svg:y2="2.983cm">
          <text:p/>
        </draw:line>
        <draw:frame draw:style-name="gr3" draw:text-style-name="P2" draw:layer="layout" svg:width="2.653cm" svg:height="0.962cm" svg:x="1.755cm" svg:y="0.216cm">
          <draw:text-box>
            <text:p text:style-name="P2"><text:span text:style-name="T1">Input A</text:span></text:p>
          </draw:text-box>
        </draw:frame>
        <draw:frame draw:style-name="gr4" draw:text-style-name="P2" draw:layer="layout" svg:width="2.695cm" svg:height="0.962cm" svg:x="4.507cm" svg:y="0.18cm">
          <draw:text-box>
            <text:p text:style-name="P2"><text:span text:style-name="T1">Input B</text:span></text:p>
          </draw:text-box>
        </draw:frame>
        <draw:frame draw:style-name="gr5" draw:text-style-name="P2" draw:layer="layout" svg:width="3.182cm" svg:height="0.962cm" svg:x="1.41cm" svg:y="8.962cm">
          <draw:text-box>
            <text:p text:style-name="P2"><text:span text:style-name="T1">Output A</text:span></text:p>
          </draw:text-box>
        </draw:frame>
        <draw:frame draw:style-name="gr6" draw:text-style-name="P2" draw:layer="layout" svg:width="3.224cm" svg:height="0.962cm" svg:x="4.632cm" svg:y="8.916cm">
          <draw:text-box>
            <text:p text:style-name="P2"><text:span text:style-name="T1">Output B</text:span></text:p>
          </draw:text-box>
        </draw:frame>
        <draw:custom-shape draw:style-name="gr7" draw:text-style-name="P1" draw:layer="layout" svg:width="1.365cm" svg:height="2.124cm" svg:x="1.062cm" svg:y="3.955cm">
          <text:p text:style-name="P1"><text:span text:style-name="T2">AGU</text:span></text:p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65cm" svg:height="2.124cm" svg:x="6.344cm" svg:y="3.954cm">
          <text:p text:style-name="P1"><text:span text:style-name="T2">AGU</text:span></text:p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7-07-29T19:54:00.505372009</meta:creation-date>
    <dc:date>2017-08-11T00:16:50.244639315</dc:date>
    <dc:creator>Jose Sousa</dc:creator>
    <meta:editing-duration>PT36M22S</meta:editing-duration>
    <meta:editing-cycles>3</meta:editing-cycles>
    <meta:generator>LibreOffice/4.3.3.2$Linux_X86_64 LibreOffice_project/430m0$Build-2</meta:generator>
    <meta:document-statistic meta:object-count="11"/>
  </office:meta>
</office:document-meta>
</file>